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2559"/>
          <table:table-cell office:value-type="float" office:value="0.10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5419"/>
          <table:table-cell office:value-type="float" office:value="0.073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372.0"/>
          <table:table-cell office:value-type="float" office:value="2841.0"/>
          <table:table-cell office:value-type="float" office:value="715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09787"/>
          <table:table-cell office:value-type="float" office:value="1.434"/>
          <table:table-cell office:value-type="float" office:value="1.38"/>
          <table:table-cell office:value-type="float" office:value="71136.0"/>
          <table:table-cell office:value-type="float" office:value="0.0"/>
          <table:table-cell office:value-type="float" office:value="101.0"/>
          <table:table-cell office:value-type="float" office:value="3967.0"/>
          <table:table-cell office:value-type="float" office:value="75951.0"/>
          <table:table-cell office:value-type="float" office:value="2817.0"/>
          <table:table-cell office:value-type="float" office:value="7077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560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238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8498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9925"/>
          <table:table-cell office:value-type="float" office:value="0.123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1546.0"/>
          <table:table-cell office:value-type="float" office:value="2841.0"/>
          <table:table-cell office:value-type="float" office:value="7169.0"/>
          <table:table-cell office:value-type="float" office:value="12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17791"/>
          <table:table-cell office:value-type="float" office:value="0.568"/>
          <table:table-cell office:value-type="float" office:value="0.49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1884.0"/>
          <table:table-cell office:value-type="float" office:value="27002.0"/>
          <table:table-cell office:value-type="float" office:value="2841.0"/>
          <table:table-cell office:value-type="float" office:value="7169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1.8775"/>
          <table:table-cell office:value-type="float" office:value="10.167"/>
          <table:table-cell office:value-type="float" office:value="10.14"/>
          <table:table-cell office:value-type="float" office:value="460600.0"/>
          <table:table-cell office:value-type="float" office:value="0.0"/>
          <table:table-cell office:value-type="float" office:value="319.0"/>
          <table:table-cell office:value-type="float" office:value="31604.0"/>
          <table:table-cell office:value-type="float" office:value="494064.0"/>
          <table:table-cell office:value-type="float" office:value="2817.0"/>
          <table:table-cell office:value-type="float" office:value="7089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3481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3174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0017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8119"/>
          <table:table-cell office:value-type="float" office:value="0.075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197.0"/>
          <table:table-cell office:value-type="float" office:value="707.0"/>
          <table:table-cell office:value-type="float" office:value="2841.0"/>
          <table:table-cell office:value-type="float" office:value="7162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4232"/>
          <table:table-cell office:value-type="float" office:value="0.101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34.0"/>
          <table:table-cell office:value-type="float" office:value="502.0"/>
          <table:table-cell office:value-type="float" office:value="2841.0"/>
          <table:table-cell office:value-type="float" office:value="7162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5.76956"/>
          <table:table-cell office:value-type="float" office:value="3.9"/>
          <table:table-cell office:value-type="float" office:value="3.85"/>
          <table:table-cell office:value-type="float" office:value="191610.0"/>
          <table:table-cell office:value-type="float" office:value="0.0"/>
          <table:table-cell office:value-type="float" office:value="126.0"/>
          <table:table-cell office:value-type="float" office:value="8090.0"/>
          <table:table-cell office:value-type="float" office:value="200485.0"/>
          <table:table-cell office:value-type="float" office:value="2817.0"/>
          <table:table-cell office:value-type="float" office:value="7082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